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f5b22" officeooo:paragraph-rsid="001f5b22"/>
    </style:style>
    <style:style style:name="P2" style:family="paragraph" style:parent-style-name="Standard">
      <style:text-properties officeooo:rsid="0015162c" officeooo:paragraph-rsid="001f5b2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tester for antPrimtall: 4000000000000000000<text:tab/><text:tab/>parralell</text:p>
      <text:p text:style-name="P1">3999999999999999900 = 2 * 2 * 3 * 5 * 5 * 89 * 1447 * 1553 * 66666667</text:p>
      <text:p text:style-name="P1">3999999999999999901 = 19 * 2897 * 72670457642207</text:p>
      <text:p text:style-name="P1">3999999999999999902 = 2 * 49965473 * 40027640687</text:p>
      <text:p text:style-name="P1">3999999999999999903 = 3 * 101 * 241 * 54777261958561</text:p>
      <text:p text:style-name="P1">3999999999999999904 = 2 * 2 * 2 * 2 * 2 * 1061 * 117813383600377</text:p>
      <text:p text:style-name="P1">3999999999999999905 = 5 * 7 * 13 * 8791208791208791</text:p>
      <text:p text:style-name="P1">3999999999999999906 = 2 * 3 * 3 * 17 * 31 * 421674045962471</text:p>
      <text:p text:style-name="P1">3999999999999999907 = 14521697 * 275449900931</text:p>
      <text:p text:style-name="P1">3999999999999999908 = 2 * 2 * 11 * 168409 * 539811357523</text:p>
      <text:p text:style-name="P1">3999999999999999909 = 3 * 2713 * 491460867428431</text:p>
      <text:p text:style-name="P1">3999999999999999910 = 2 * 5 * 399999999999999991</text:p>
      <text:p text:style-name="P1">3999999999999999911 = 167 * 659 * 3581 * 86629 * 117163</text:p>
      <text:p text:style-name="P1">3999999999999999912 = 2 * 2 * 2 * 3 * 7 * 7 * 4127 * 669869 * 1230349</text:p>
      <text:p text:style-name="P1">3999999999999999913 = 239 * 16736401673640167</text:p>
      <text:p text:style-name="P1">3999999999999999914 = 2 * 283 * 5903 * 248783 * 4812271</text:p>
      <text:p text:style-name="P1">3999999999999999915 = 3 * 3 * 3 * 3 * 5 * 653 * 26759 * 565225709</text:p>
      <text:p text:style-name="P1">3999999999999999916 = 2 * 2 * 59 * 119851 * 141418532531</text:p>
      <text:p text:style-name="P1">3999999999999999917 = 193 * 20725388601036269</text:p>
      <text:p text:style-name="P1">3999999999999999918 = 2 * 3 * 13 * 23 * 317 * 7033610105891</text:p>
      <text:p text:style-name="P1">3999999999999999919 = 7 * 11 * 349 * 520969 * 285714287</text:p>
      <text:p text:style-name="P1">3999999999999999920 = 2 * 2 * 2 * 2 * 5 * 19 * 2631578947368421</text:p>
      <text:p text:style-name="P1">3999999999999999921 = 3 * 27073 * 2730919 * 18034061</text:p>
      <text:p text:style-name="P1">3999999999999999922 = 2 * 29 * 37 * 7322153 * 254560769</text:p>
      <text:p text:style-name="P1">3999999999999999923 = 17 * 9403 * 25023302950873</text:p>
      <text:p text:style-name="P1">3999999999999999924 = 2 * 2 * 3 * 3 * 71437 * 1555372021657</text:p>
      <text:p text:style-name="P1">3999999999999999925 = 5 * 5 * 5382913 * 29723683069</text:p>
      <text:p text:style-name="P1">3999999999999999926 = 2 * 7 * 1733 * 164866870002473</text:p>
      <text:p text:style-name="P1">3999999999999999927 = 3 * 8053 * 165569766960553</text:p>
      <text:p text:style-name="P1">3999999999999999928 = 2 * 2 * 2 * 8999 * 55561729081009</text:p>
      <text:p text:style-name="P1">3999999999999999929 = 25771 * 77569 * 2000969771</text:p>
      <text:p text:style-name="P1">3999999999999999930 = 2 * 3 * 5 * 11 * 55109 * 219949774469</text:p>
      <text:p text:style-name="P1">3999999999999999931 = 13 * 251 * 991 * 7039 * 175735013</text:p>
      <text:p text:style-name="P1">3999999999999999932 = 2 * 2 * 320989741 * 3115364363</text:p>
      <text:p text:style-name="P1">3999999999999999933 = 3 * 3 * 7 * 149 * 426121231490359</text:p>
      <text:p text:style-name="P1">3999999999999999934 = 2 * 145213 * 13772871574859</text:p>
      <text:p text:style-name="P1">3999999999999999935 = 5 * 97 * 4211 * 490573 * 3992357</text:p>
      <text:p text:style-name="P1">3999999999999999936 = 2 * 2 * 2 * 2 * 2 * 2 * 3 * 41 * 41 * 148721 * 83333333</text:p>
      <text:p text:style-name="P1">3999999999999999937 = 31 * 103 * 4153 * 301647091153</text:p>
      <text:p text:style-name="P1">3999999999999999938 = 2 * 53 * 11346227 * 3325849999</text:p>
      <text:p text:style-name="P1">3999999999999999939 = 3 * 19 * 19 * 269 * 13730275600957</text:p>
      <text:p text:style-name="P1">3999999999999999940 = 2 * 2 * 5 * 7 * 17 * 1680672268907563</text:p>
      <text:p text:style-name="P1">3999999999999999941 = 11 * 11 * 11 * 23 * 43 * 47 * 64652866717</text:p>
      <text:p text:style-name="P1">3999999999999999942 = 2 * 3 * 3 * 3 * 74074074074074073</text:p>
      <text:p text:style-name="P1">3999999999999999943 = 74959 * 53362504835977</text:p>
      <text:p text:style-name="P1">3999999999999999944 = 2 * 2 * 2 * 13 * 67 * 76541 * 7499938763</text:p>
      <text:p text:style-name="P1">3999999999999999945 = 3 * 5 * 31326653 * 8512453171</text:p>
      <text:p text:style-name="P1">3999999999999999946 = 2 * 278347 * 1649303 * 4356553</text:p>
      <text:p text:style-name="P1"><text:soft-page-break/>3999999999999999947 = 7 * 229 * 1531 * 1629863665979</text:p>
      <text:p text:style-name="P1">3999999999999999948 = 2 * 2 * 3 * 64169297 * 5194592257</text:p>
      <text:p text:style-name="P1">3999999999999999949 = 42667 * 360053 * 260376299</text:p>
      <text:p text:style-name="P1">3999999999999999950 = 2 * 5 * 5 * 257 * 24953 * 12474814519</text:p>
      <text:p text:style-name="P1">3999999999999999951 = 3 * 3 * 29 * 449 * 1327 * 51971 * 494927</text:p>
      <text:p text:style-name="P1">3999999999999999952 = 2 * 2 * 2 * 2 * 11 * 22727272727272727</text:p>
      <text:p text:style-name="P1">3999999999999999953 = 227 * 17621145374449339</text:p>
      <text:p text:style-name="P1">3999999999999999954 = 2 * 3 * 7 * 19993 * 4763572012109</text:p>
      <text:p text:style-name="P1">3999999999999999955 = 5 * 799999999999999991</text:p>
      <text:p text:style-name="P1">3999999999999999956 = 2 * 2 * 999999999999999989</text:p>
      <text:p text:style-name="P1">3999999999999999957 = 3 * 13 * 17 * 36791 * 202717 * 808937</text:p>
      <text:p text:style-name="P1">3999999999999999958 = 2 * 19 * 61 * 1725625539257981</text:p>
      <text:p text:style-name="P1">3999999999999999959 = 37 * 16703 * 599009 * 10805141</text:p>
      <text:p text:style-name="P1">3999999999999999960 = 2 * 2 * 2 * 3 * 3 * 5 * 2071723 * 5363222357</text:p>
      <text:p text:style-name="P1">3999999999999999961 = 7 * 7 * 7 * 7 * 78031 * 103651 * 205981</text:p>
      <text:p text:style-name="P1">3999999999999999962 = 2 * 109 * 173 * 1787 * 59351656159</text:p>
      <text:p text:style-name="P1">3999999999999999963 = 3 * 11 * 6947 * 17448124544713</text:p>
      <text:p text:style-name="P1">3999999999999999964 = 2 * 2 * 23 * 71 * 307 * 2251 * 6257 * 141623</text:p>
      <text:p text:style-name="P1">3999999999999999965 = 5 * 73 * 683 * 1712017 * 9372131</text:p>
      <text:p text:style-name="P1">3999999999999999966 = 2 * 3 * 666666666666666661</text:p>
      <text:p text:style-name="P1">3999999999999999967 = 83 * 2207939 * 21827039191</text:p>
      <text:p text:style-name="P1">3999999999999999968 = 2 * 2 * 2 * 2 * 2 * 7 * 31 * 127 * 127 * 103561 * 344863</text:p>
      <text:p text:style-name="P1">3999999999999999969 = 3 * 3 * 3 * 19141747 * 7739531201</text:p>
      <text:p text:style-name="P1">3999999999999999970 = 2 * 5 * 13 * 3259 * 320011 * 29503081</text:p>
      <text:p text:style-name="P1">3999999999999999971 = 21319 * 1396141 * 134389049</text:p>
      <text:p text:style-name="P1">3999999999999999972 = 2 * 2 * 3 * 333333333333333331</text:p>
      <text:p text:style-name="P1">3999999999999999973 = 263 * 1847 * 3803 * 2165264831</text:p>
      <text:p text:style-name="P1">3999999999999999974 = 2 * 11 * 17 * 10695187165775401</text:p>
      <text:p text:style-name="P1">3999999999999999975 = 3 * 5 * 5 * 7 * 59 * 113 * 2857 * 19801 * 20201</text:p>
      <text:p text:style-name="P1">3999999999999999976 = 2 * 2 * 2 * 313 * 1033 * 1546412477693</text:p>
      <text:p text:style-name="P1">3999999999999999977 = 19 * 41 * 79 * 839 * 35521 * 2180963</text:p>
      <text:p text:style-name="P1">3999999999999999978 = 2 * 3 * 3 * 222222222222222221</text:p>
      <text:p text:style-name="P1">3999999999999999979 = 383 * 10443864229765013</text:p>
      <text:p text:style-name="P1">3999999999999999980 = 2 * 2 * 5 * 29 * 599 * 31139 * 369743471</text:p>
      <text:p text:style-name="P1">3999999999999999981 = 3 * 8861 * 150472106233307</text:p>
      <text:p text:style-name="P1">3999999999999999982 = 2 * 7 * 593 * 481811611659841</text:p>
      <text:p text:style-name="P1">3999999999999999983 = 13 * 41732101 * 7373036591</text:p>
      <text:p text:style-name="P1">3999999999999999984 = 2 * 2 * 2 * 2 * 3 * 43 * 691 * 983 * 3943 * 723589</text:p>
      <text:p text:style-name="P1">3999999999999999985 = 5 * 11 * 72727272727272727</text:p>
      <text:p text:style-name="P1">3999999999999999986 = 2 * 199 * 199 * 293 * 196853 * 875617</text:p>
      <text:p text:style-name="P1">3999999999999999987 = 3 * 3 * 23 * 508637 * 37991084993</text:p>
      <text:p text:style-name="P1">3999999999999999988 = 2 * 2 * 47 * 1283 * 949261 * 17469877</text:p>
      <text:p text:style-name="P1">3999999999999999989 = 7 * 89 * 503 * 12764504465981</text:p>
      <text:p text:style-name="P1">3999999999999999990 = 2 * 3 * 5 * 170809 * 780598992637</text:p>
      <text:p text:style-name="P1">3999999999999999991 = 17 * 53 * 211 * 233 * 2393 * 37735849</text:p>
      <text:p text:style-name="P1">3999999999999999992 = 2 * 2 * 2 * 223 * 208513 * 10753058401</text:p>
      <text:p text:style-name="P1">3999999999999999993 = 3 * 139 * 4024357 * 2383567397</text:p>
      <text:p text:style-name="P1">3999999999999999994 = 2 * 112957699 * 17705743103</text:p>
      <text:p text:style-name="P1">3999999999999999995 = 5 * 159059 * 303539 * 16569799</text:p>
      <text:p text:style-name="P1"><text:soft-page-break/>3999999999999999996 = 2 * 2 * 3 * 3 * 3 * 3 * 7 * 11 * 13 * 19 * 37 * 52579 * 333667</text:p>
      <text:p text:style-name="P1">3999999999999999997 = 421 * 9501187648456057</text:p>
      <text:p text:style-name="P1">3999999999999999998 = 2 * 432809599 * 4620969601</text:p>
      <text:p text:style-name="P1">3999999999999999999 = 3 * 31 * 64516129 * 666666667</text:p>
      <text:p text:style-name="P1">tid pa sekvensiel faktorisering: 526323.563093 ms</text:p>
      <text:p text:style-name="P1"/>
      <text:p text:style-name="P2">tester for antPrimtall: 4000000000000000000<text:tab/><text:tab/>sekvensiell</text:p>
      <text:p text:style-name="P2">3999999999999999900 = 2 * 2 * 3 * 5 * 5 * 89 * 1447 * 1553 * 66666667</text:p>
      <text:p text:style-name="P2">3999999999999999901 = 19 * 2897 * 72670457642207</text:p>
      <text:p text:style-name="P2">3999999999999999902 = 2 * 49965473 * 40027640687</text:p>
      <text:p text:style-name="P2">3999999999999999903 = 3 * 101 * 241 * 54777261958561</text:p>
      <text:p text:style-name="P2">3999999999999999904 = 2 * 2 * 2 * 2 * 2 * 1061 * 117813383600377</text:p>
      <text:p text:style-name="P2">3999999999999999905 = 5 * 7 * 13 * 8791208791208791</text:p>
      <text:p text:style-name="P2">3999999999999999906 = 2 * 3 * 3 * 17 * 31 * 421674045962471</text:p>
      <text:p text:style-name="P2">3999999999999999907 = 14521697 * 275449900931</text:p>
      <text:p text:style-name="P2">3999999999999999908 = 2 * 2 * 11 * 168409 * 539811357523</text:p>
      <text:p text:style-name="P2">3999999999999999909 = 3 * 2713 * 491460867428431</text:p>
      <text:p text:style-name="P2">3999999999999999910 = 2 * 5 * 399999999999999991</text:p>
      <text:p text:style-name="P2">3999999999999999911 = 167 * 659 * 3581 * 86629 * 117163</text:p>
      <text:p text:style-name="P2">3999999999999999912 = 2 * 2 * 2 * 3 * 7 * 7 * 4127 * 669869 * 1230349</text:p>
      <text:p text:style-name="P2">3999999999999999913 = 239 * 16736401673640167</text:p>
      <text:p text:style-name="P2">3999999999999999914 = 2 * 283 * 5903 * 248783 * 4812271</text:p>
      <text:p text:style-name="P2">3999999999999999915 = 3 * 3 * 3 * 3 * 5 * 653 * 26759 * 565225709</text:p>
      <text:p text:style-name="P2">3999999999999999916 = 2 * 2 * 59 * 119851 * 141418532531</text:p>
      <text:p text:style-name="P2">3999999999999999917 = 193 * 20725388601036269</text:p>
      <text:p text:style-name="P2">3999999999999999918 = 2 * 3 * 13 * 23 * 317 * 7033610105891</text:p>
      <text:p text:style-name="P2">3999999999999999919 = 7 * 11 * 349 * 520969 * 285714287</text:p>
      <text:p text:style-name="P2">3999999999999999920 = 2 * 2 * 2 * 2 * 5 * 19 * 2631578947368421</text:p>
      <text:p text:style-name="P2">3999999999999999921 = 3 * 27073 * 2730919 * 18034061</text:p>
      <text:p text:style-name="P2">3999999999999999922 = 2 * 29 * 37 * 7322153 * 254560769</text:p>
      <text:p text:style-name="P2">3999999999999999923 = 17 * 9403 * 25023302950873</text:p>
      <text:p text:style-name="P2">3999999999999999924 = 2 * 2 * 3 * 3 * 71437 * 1555372021657</text:p>
      <text:p text:style-name="P2">3999999999999999925 = 5 * 5 * 5382913 * 29723683069</text:p>
      <text:p text:style-name="P2">3999999999999999926 = 2 * 7 * 1733 * 164866870002473</text:p>
      <text:p text:style-name="P2">3999999999999999927 = 3 * 8053 * 165569766960553</text:p>
      <text:p text:style-name="P2">3999999999999999928 = 2 * 2 * 2 * 8999 * 55561729081009</text:p>
      <text:p text:style-name="P2">3999999999999999929 = 25771 * 77569 * 2000969771</text:p>
      <text:p text:style-name="P2">3999999999999999930 = 2 * 3 * 5 * 11 * 55109 * 219949774469</text:p>
      <text:p text:style-name="P2">3999999999999999931 = 13 * 251 * 991 * 7039 * 175735013</text:p>
      <text:p text:style-name="P2">3999999999999999932 = 2 * 2 * 320989741 * 3115364363</text:p>
      <text:p text:style-name="P2">3999999999999999933 = 3 * 3 * 7 * 149 * 426121231490359</text:p>
      <text:p text:style-name="P2">3999999999999999934 = 2 * 145213 * 13772871574859</text:p>
      <text:p text:style-name="P2">3999999999999999935 = 5 * 97 * 4211 * 490573 * 3992357</text:p>
      <text:p text:style-name="P2">3999999999999999936 = 2 * 2 * 2 * 2 * 2 * 2 * 3 * 41 * 41 * 148721 * 83333333</text:p>
      <text:p text:style-name="P2">3999999999999999937 = 31 * 103 * 4153 * 301647091153</text:p>
      <text:p text:style-name="P2">3999999999999999938 = 2 * 53 * 11346227 * 3325849999</text:p>
      <text:p text:style-name="P2">3999999999999999939 = 3 * 19 * 19 * 269 * 13730275600957</text:p>
      <text:p text:style-name="P2">3999999999999999940 = 2 * 2 * 5 * 7 * 17 * 1680672268907563</text:p>
      <text:p text:style-name="P2">3999999999999999941 = 11 * 11 * 11 * 23 * 43 * 47 * 64652866717</text:p>
      <text:p text:style-name="P2">3999999999999999942 = 2 * 3 * 3 * 3 * 74074074074074073</text:p>
      <text:p text:style-name="P2">3999999999999999943 = 74959 * 53362504835977</text:p>
      <text:p text:style-name="P2">3999999999999999944 = 2 * 2 * 2 * 13 * 67 * 76541 * 7499938763</text:p>
      <text:p text:style-name="P2">3999999999999999945 = 3 * 5 * 31326653 * 8512453171</text:p>
      <text:p text:style-name="P2">3999999999999999946 = 2 * 278347 * 1649303 * 4356553</text:p>
      <text:p text:style-name="P2">3999999999999999947 = 7 * 229 * 1531 * 1629863665979</text:p>
      <text:p text:style-name="P2">3999999999999999948 = 2 * 2 * 3 * 64169297 * 5194592257</text:p>
      <text:p text:style-name="P2">3999999999999999949 = 42667 * 360053 * 260376299</text:p>
      <text:p text:style-name="P2"><text:soft-page-break/>3999999999999999950 = 2 * 5 * 5 * 257 * 24953 * 12474814519</text:p>
      <text:p text:style-name="P2">3999999999999999951 = 3 * 3 * 29 * 449 * 1327 * 51971 * 494927</text:p>
      <text:p text:style-name="P2">3999999999999999952 = 2 * 2 * 2 * 2 * 11 * 22727272727272727</text:p>
      <text:p text:style-name="P2">3999999999999999953 = 227 * 17621145374449339</text:p>
      <text:p text:style-name="P2">3999999999999999954 = 2 * 3 * 7 * 19993 * 4763572012109</text:p>
      <text:p text:style-name="P2">3999999999999999955 = 5 * 799999999999999991</text:p>
      <text:p text:style-name="P2">3999999999999999956 = 2 * 2 * 999999999999999989</text:p>
      <text:p text:style-name="P2">3999999999999999957 = 3 * 13 * 17 * 36791 * 202717 * 808937</text:p>
      <text:p text:style-name="P2">3999999999999999958 = 2 * 19 * 61 * 1725625539257981</text:p>
      <text:p text:style-name="P2">3999999999999999959 = 37 * 16703 * 599009 * 10805141</text:p>
      <text:p text:style-name="P2">3999999999999999960 = 2 * 2 * 2 * 3 * 3 * 5 * 2071723 * 5363222357</text:p>
      <text:p text:style-name="P2">3999999999999999961 = 7 * 7 * 7 * 7 * 78031 * 103651 * 205981</text:p>
      <text:p text:style-name="P2">3999999999999999962 = 2 * 109 * 173 * 1787 * 59351656159</text:p>
      <text:p text:style-name="P2">3999999999999999963 = 3 * 11 * 6947 * 17448124544713</text:p>
      <text:p text:style-name="P2">3999999999999999964 = 2 * 2 * 23 * 71 * 307 * 2251 * 6257 * 141623</text:p>
      <text:p text:style-name="P2">3999999999999999965 = 5 * 73 * 683 * 1712017 * 9372131</text:p>
      <text:p text:style-name="P2">3999999999999999966 = 2 * 3 * 666666666666666661</text:p>
      <text:p text:style-name="P2">3999999999999999967 = 83 * 2207939 * 21827039191</text:p>
      <text:p text:style-name="P2">3999999999999999968 = 2 * 2 * 2 * 2 * 2 * 7 * 31 * 127 * 127 * 103561 * 344863</text:p>
      <text:p text:style-name="P2">3999999999999999969 = 3 * 3 * 3 * 19141747 * 7739531201</text:p>
      <text:p text:style-name="P2">3999999999999999970 = 2 * 5 * 13 * 3259 * 320011 * 29503081</text:p>
      <text:p text:style-name="P2">3999999999999999971 = 21319 * 1396141 * 134389049</text:p>
      <text:p text:style-name="P2">3999999999999999972 = 2 * 2 * 3 * 333333333333333331</text:p>
      <text:p text:style-name="P2">3999999999999999973 = 263 * 1847 * 3803 * 2165264831</text:p>
      <text:p text:style-name="P2">3999999999999999974 = 2 * 11 * 17 * 10695187165775401</text:p>
      <text:p text:style-name="P2">3999999999999999975 = 3 * 5 * 5 * 7 * 59 * 113 * 2857 * 19801 * 20201</text:p>
      <text:p text:style-name="P2">3999999999999999976 = 2 * 2 * 2 * 313 * 1033 * 1546412477693</text:p>
      <text:p text:style-name="P2">3999999999999999977 = 19 * 41 * 79 * 839 * 35521 * 2180963</text:p>
      <text:p text:style-name="P2">3999999999999999978 = 2 * 3 * 3 * 222222222222222221</text:p>
      <text:p text:style-name="P2">3999999999999999979 = 383 * 10443864229765013</text:p>
      <text:p text:style-name="P2">3999999999999999980 = 2 * 2 * 5 * 29 * 599 * 31139 * 369743471</text:p>
      <text:p text:style-name="P2">3999999999999999981 = 3 * 8861 * 150472106233307</text:p>
      <text:p text:style-name="P2">3999999999999999982 = 2 * 7 * 593 * 481811611659841</text:p>
      <text:p text:style-name="P2">3999999999999999983 = 13 * 41732101 * 7373036591</text:p>
      <text:p text:style-name="P2">3999999999999999984 = 2 * 2 * 2 * 2 * 3 * 43 * 691 * 983 * 3943 * 723589</text:p>
      <text:p text:style-name="P2">3999999999999999985 = 5 * 11 * 72727272727272727</text:p>
      <text:p text:style-name="P2">3999999999999999986 = 2 * 199 * 199 * 293 * 196853 * 875617</text:p>
      <text:p text:style-name="P2">3999999999999999987 = 3 * 3 * 23 * 508637 * 37991084993</text:p>
      <text:p text:style-name="P2">3999999999999999988 = 2 * 2 * 47 * 1283 * 949261 * 17469877</text:p>
      <text:p text:style-name="P2">3999999999999999989 = 7 * 89 * 503 * 12764504465981</text:p>
      <text:p text:style-name="P2">3999999999999999990 = 2 * 3 * 5 * 170809 * 780598992637</text:p>
      <text:p text:style-name="P2">3999999999999999991 = 17 * 53 * 211 * 233 * 2393 * 37735849</text:p>
      <text:p text:style-name="P2">3999999999999999992 = 2 * 2 * 2 * 223 * 208513 * 10753058401</text:p>
      <text:p text:style-name="P2">3999999999999999993 = 3 * 139 * 4024357 * 2383567397</text:p>
      <text:p text:style-name="P2">3999999999999999994 = 2 * 112957699 * 17705743103</text:p>
      <text:p text:style-name="P2">3999999999999999995 = 5 * 159059 * 303539 * 16569799</text:p>
      <text:p text:style-name="P2">3999999999999999996 = 2 * 2 * 3 * 3 * 3 * 3 * 7 * 11 * 13 * 19 * 37 * 52579 * 333667</text:p>
      <text:p text:style-name="P2">3999999999999999997 = 421 * 9501187648456057</text:p>
      <text:p text:style-name="P2">3999999999999999998 = 2 * 432809599 * 4620969601</text:p>
      <text:p text:style-name="P2">3999999999999999999 = 3 * 31 * 64516129 * 666666667</text:p>
      <text:p text:style-name="P2">tid pa sekvensiel faktorisering: 535233.703838 m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5T19:33:30.357000000</meta:creation-date>
    <dc:date>2017-03-05T19:54:22.158000000</dc:date>
    <meta:editing-duration>PT1M18S</meta:editing-duration>
    <meta:editing-cycles>1</meta:editing-cycles>
    <meta:document-statistic meta:table-count="0" meta:image-count="0" meta:object-count="0" meta:page-count="4" meta:paragraph-count="204" meta:word-count="2190" meta:character-count="11210" meta:non-whitespace-character-count="9222"/>
    <meta:generator>LibreOffice/5.1.2.2$Windows_x86 LibreOffice_project/d3bf12ecb743fc0d20e0be0c58ca359301eb705f</meta:generator>
  </office:meta>
</office:document-meta>
</file>